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8000001F4100471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09f7" officeooo:paragraph-rsid="001809f7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69cm" svg:y="1.52cm" svg:width="9.91cm" svg:height="3.81cm" draw:z-index="0">
        <draw:text-box>
          <text:p text:style-name="Standard"><draw:frame draw:style-name="fr2" draw:name="graphics3" text:anchor-type="paragraph" svg:width="7.631cm" svg:height="3.81cm" draw:z-index="13"><draw:image xlink:href="Pictures/10000201000003E8000001F410047132.png" xlink:type="simple" xlink:show="embed" xlink:actuate="onLoad"/></draw:frame></text:p>
        </draw:text-box>
      </draw:frame>
      <draw:frame draw:style-name="fr1" draw:name="Frame2" text:anchor-type="page" text:anchor-page-number="1" svg:x="10.629cm" svg:y="1.52cm" svg:width="9.91cm" svg:height="3.81cm" draw:z-index="1">
        <draw:text-box>
          <text:p text:style-name="Standard"><draw:frame draw:style-name="fr2" draw:name="graphics1" text:anchor-type="paragraph" svg:width="7.631cm" svg:height="3.81cm" draw:z-index="14"><draw:image xlink:href="Pictures/10000201000003E8000001F410047132.png" xlink:type="simple" xlink:show="embed" xlink:actuate="onLoad"/></draw:frame></text:p>
        </draw:text-box>
      </draw:frame>
      <draw:frame draw:style-name="fr1" draw:name="Frame3" text:anchor-type="page" text:anchor-page-number="1" svg:x="0.469cm" svg:y="5.33cm" svg:width="9.91cm" svg:height="3.81cm" draw:z-index="2">
        <draw:text-box>
          <text:p text:style-name="Standard"><draw:frame draw:style-name="fr2" draw:name="graphics2" text:anchor-type="paragraph" svg:width="7.631cm" svg:height="3.81cm" draw:z-index="15"><draw:image xlink:href="Pictures/10000201000003E8000001F410047132.png" xlink:type="simple" xlink:show="embed" xlink:actuate="onLoad"/></draw:frame></text:p>
        </draw:text-box>
      </draw:frame>
      <draw:frame draw:style-name="fr1" draw:name="Frame4" text:anchor-type="page" text:anchor-page-number="1" svg:x="10.629cm" svg:y="5.33cm" svg:width="9.91cm" svg:height="3.81cm" draw:z-index="3">
        <draw:text-box>
          <text:p text:style-name="P1"><draw:frame draw:style-name="fr2" draw:name="graphics4" text:anchor-type="paragraph" svg:width="7.631cm" svg:height="3.81cm" draw:z-index="16"><draw:image xlink:href="Pictures/10000201000003E8000001F410047132.png" xlink:type="simple" xlink:show="embed" xlink:actuate="onLoad"/></draw:frame></text:p>
        </draw:text-box>
      </draw:frame>
      <draw:frame draw:style-name="fr1" draw:name="Frame6" text:anchor-type="page" text:anchor-page-number="1" svg:x="10.629cm" svg:y="9.14cm" svg:width="9.91cm" svg:height="3.81cm" draw:z-index="4">
        <draw:text-box>
          <text:p text:style-name="Standard"><draw:frame draw:style-name="fr2" draw:name="graphics5" text:anchor-type="paragraph" svg:width="7.631cm" svg:height="3.81cm" draw:z-index="18"><draw:image xlink:href="Pictures/10000201000003E8000001F410047132.png" xlink:type="simple" xlink:show="embed" xlink:actuate="onLoad"/></draw:frame></text:p>
        </draw:text-box>
      </draw:frame>
      <draw:frame draw:style-name="fr1" draw:name="Frame7" text:anchor-type="page" text:anchor-page-number="1" svg:x="0.469cm" svg:y="12.95cm" svg:width="9.91cm" svg:height="3.81cm" draw:z-index="5">
        <draw:text-box>
          <text:p text:style-name="Standard"><draw:frame draw:style-name="fr2" draw:name="graphics7" text:anchor-type="paragraph" svg:width="7.631cm" svg:height="3.81cm" draw:z-index="20"><draw:image xlink:href="Pictures/10000201000003E8000001F410047132.png" xlink:type="simple" xlink:show="embed" xlink:actuate="onLoad"/></draw:frame></text:p>
        </draw:text-box>
      </draw:frame>
      <draw:frame draw:style-name="fr1" draw:name="Frame8" text:anchor-type="page" text:anchor-page-number="1" svg:x="10.629cm" svg:y="12.95cm" svg:width="9.91cm" svg:height="3.81cm" draw:z-index="6">
        <draw:text-box>
          <text:p text:style-name="Standard"><draw:frame draw:style-name="fr2" draw:name="graphics8" text:anchor-type="paragraph" svg:width="7.631cm" svg:height="3.81cm" draw:z-index="21"><draw:image xlink:href="Pictures/10000201000003E8000001F410047132.png" xlink:type="simple" xlink:show="embed" xlink:actuate="onLoad"/></draw:frame></text:p>
        </draw:text-box>
      </draw:frame>
      <draw:frame draw:style-name="fr1" draw:name="Frame9" text:anchor-type="page" text:anchor-page-number="1" svg:x="0.469cm" svg:y="16.76cm" svg:width="9.91cm" svg:height="3.81cm" draw:z-index="7">
        <draw:text-box>
          <text:p text:style-name="Standard"><draw:frame draw:style-name="fr2" draw:name="graphics9" text:anchor-type="paragraph" svg:width="7.631cm" svg:height="3.81cm" draw:z-index="22"><draw:image xlink:href="Pictures/10000201000003E8000001F410047132.png" xlink:type="simple" xlink:show="embed" xlink:actuate="onLoad"/></draw:frame></text:p>
        </draw:text-box>
      </draw:frame>
      <draw:frame draw:style-name="fr1" draw:name="Frame10" text:anchor-type="page" text:anchor-page-number="1" svg:x="10.629cm" svg:y="16.76cm" svg:width="9.91cm" svg:height="3.81cm" draw:z-index="8">
        <draw:text-box>
          <text:p text:style-name="Standard"><draw:frame draw:style-name="fr2" draw:name="graphics10" text:anchor-type="paragraph" svg:width="7.631cm" svg:height="3.81cm" draw:z-index="23"><draw:image xlink:href="Pictures/10000201000003E8000001F410047132.png" xlink:type="simple" xlink:show="embed" xlink:actuate="onLoad"/></draw:frame></text:p>
        </draw:text-box>
      </draw:frame>
      <draw:frame draw:style-name="fr1" draw:name="Frame11" text:anchor-type="page" text:anchor-page-number="1" svg:x="0.469cm" svg:y="20.57cm" svg:width="9.91cm" svg:height="3.81cm" draw:z-index="9">
        <draw:text-box>
          <text:p text:style-name="Standard"><draw:frame draw:style-name="fr2" draw:name="graphics11" text:anchor-type="paragraph" svg:width="7.631cm" svg:height="3.81cm" draw:z-index="24"><draw:image xlink:href="Pictures/10000201000003E8000001F410047132.png" xlink:type="simple" xlink:show="embed" xlink:actuate="onLoad"/></draw:frame></text:p>
        </draw:text-box>
      </draw:frame>
      <draw:frame draw:style-name="fr1" draw:name="Frame12" text:anchor-type="page" text:anchor-page-number="1" svg:x="10.629cm" svg:y="20.57cm" svg:width="9.91cm" svg:height="3.81cm" draw:z-index="10">
        <draw:text-box>
          <text:p text:style-name="Standard"><draw:frame draw:style-name="fr2" draw:name="graphics12" text:anchor-type="paragraph" svg:width="7.631cm" svg:height="3.81cm" draw:z-index="25"><draw:image xlink:href="Pictures/10000201000003E8000001F410047132.png" xlink:type="simple" xlink:show="embed" xlink:actuate="onLoad"/></draw:frame></text:p>
        </draw:text-box>
      </draw:frame>
      <draw:frame draw:style-name="fr1" draw:name="Frame13" text:anchor-type="page" text:anchor-page-number="1" svg:x="0.469cm" svg:y="24.38cm" svg:width="9.91cm" svg:height="3.81cm" draw:z-index="11">
        <draw:text-box>
          <text:p text:style-name="Standard"><draw:frame draw:style-name="fr2" draw:name="graphics13" text:anchor-type="paragraph" svg:width="7.631cm" svg:height="3.81cm" draw:z-index="26"><draw:image xlink:href="Pictures/10000201000003E8000001F410047132.png" xlink:type="simple" xlink:show="embed" xlink:actuate="onLoad"/></draw:frame></text:p>
        </draw:text-box>
      </draw:frame>
      <draw:frame draw:style-name="fr1" draw:name="Frame14" text:anchor-type="page" text:anchor-page-number="1" svg:x="10.629cm" svg:y="24.38cm" svg:width="9.91cm" svg:height="3.81cm" draw:z-index="12">
        <draw:text-box>
          <text:p text:style-name="Standard"><draw:frame draw:style-name="fr2" draw:name="graphics14" text:anchor-type="paragraph" svg:width="7.631cm" svg:height="3.81cm" draw:z-index="27"><draw:image xlink:href="Pictures/10000201000003E8000001F410047132.png" xlink:type="simple" xlink:show="embed" xlink:actuate="onLoad"/></draw:frame><text:tab/></text:p>
        </draw:text-box>
      </draw:frame>
      <draw:frame draw:style-name="fr1" draw:name="Frame5" text:anchor-type="page" text:anchor-page-number="1" svg:x="0.469cm" svg:y="9.14cm" svg:width="9.91cm" svg:height="3.81cm" draw:z-index="17">
        <draw:text-box>
          <text:p text:style-name="Standard"><draw:frame draw:style-name="fr2" draw:name="graphics6" text:anchor-type="paragraph" svg:width="7.631cm" svg:height="3.81cm" draw:z-index="19"><draw:image xlink:href="Pictures/10000201000003E8000001F410047132.png" xlink:type="simple" xlink:show="embed" xlink:actuate="onLoad"/></draw:frame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91cm" svg:height="3.81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matically Select" style:print-orientation="portrait" fo:margin-top="1.52cm" fo:margin-bottom="0cm" fo:margin-left="0.46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3:58:24.189000000</meta:creation-date>
    <meta:print-date>2013-09-05T14:05:52.199000000</meta:print-date>
    <dc:date>2013-09-05T15:12:00.431000000</dc:date>
    <meta:editing-duration>PT54M9S</meta:editing-duration>
    <meta:editing-cycles>3</meta:editing-cycles>
    <meta:generator>LibreOffice/4.1.0.4$Windows_x86 LibreOffice_project/89ea49ddacd9aa532507cbf852f2bb22b1ace28</meta:generator>
    <meta:document-statistic meta:table-count="0" meta:image-count="14" meta:object-count="0" meta:page-count="1" meta:paragraph-count="1" meta:word-count="0" meta:character-count="1" meta:non-whitespace-character-count="0"/>
  </office:meta>
</office:document-meta>
</file>